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1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avg" table:style-name="ta1">
        <table:shapes>
          <draw:frame draw:z-index="0" draw:style-name="gr1" draw:text-style-name="P1" svg:width="453.51pt" svg:height="255.09pt" svg:x="234.99pt" svg:y="2.83pt">
            <loext:p draw:notify-on-update-of-ranges="avg_avg.C1:avg_avg.C100 avg_avg.D1:avg_avg.D100 avg_avg.C1:avg_avg.C100 avg_avg.E1:avg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1.8809018525" calcext:value-type="float">
            <text:p>1.8809018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2.028929794" calcext:value-type="float">
            <text:p>2.0289297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1.9322108081" calcext:value-type="float">
            <text:p>1.9322108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2.0905805757" calcext:value-type="float">
            <text:p>2.09058057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2.2606105351" calcext:value-type="float">
            <text:p>2.2606105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2.145370374" calcext:value-type="float">
            <text:p>2.145370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2.0869043469" calcext:value-type="float">
            <text:p>2.08690434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1.9806211274" calcext:value-type="float">
            <text:p>1.9806211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1.9576170252" calcext:value-type="float">
            <text:p>1.9576170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2.0308083734" calcext:value-type="float">
            <text:p>2.03080837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1.9335791873" calcext:value-type="float">
            <text:p>1.9335791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1.8110449859" calcext:value-type="float">
            <text:p>1.81104498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1.8767006794" calcext:value-type="float">
            <text:p>1.87670067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1.8103493133" calcext:value-type="float">
            <text:p>1.8103493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1.9594731324" calcext:value-type="float">
            <text:p>1.95947313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2.1978407499" calcext:value-type="float">
            <text:p>2.1978407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1.7838150344" calcext:value-type="float">
            <text:p>1.7838150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1.7802959367" calcext:value-type="float">
            <text:p>1.7802959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1.6809357784" calcext:value-type="float">
            <text:p>1.68093577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885" calcext:value-type="float">
            <text:p>1288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.9107783002" calcext:value-type="float">
            <text:p>1.9107783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349" calcext:value-type="float">
            <text:p>13349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1.8362902889" calcext:value-type="float">
            <text:p>1.83629028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3813" calcext:value-type="float">
            <text:p>13813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2.1800440661" calcext:value-type="float">
            <text:p>2.18004406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277" calcext:value-type="float">
            <text:p>14277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1.9504071504" calcext:value-type="float">
            <text:p>1.9504071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741" calcext:value-type="float">
            <text:p>14741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1.9555640874" calcext:value-type="float">
            <text:p>1.95556408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205" calcext:value-type="float">
            <text:p>15205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1.9086511083" calcext:value-type="float">
            <text:p>1.9086511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669" calcext:value-type="float">
            <text:p>15669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.9780898445" calcext:value-type="float">
            <text:p>1.97808984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33" calcext:value-type="float">
            <text:p>16133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1.8948804514" calcext:value-type="float">
            <text:p>1.8948804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597" calcext:value-type="float">
            <text:p>16597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2.0533023928" calcext:value-type="float">
            <text:p>2.05330239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7061" calcext:value-type="float">
            <text:p>17061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1.9916876566" calcext:value-type="float">
            <text:p>1.99168765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543" calcext:value-type="float">
            <text:p>18543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1.8261494574" calcext:value-type="float">
            <text:p>1.82614945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009" calcext:value-type="float">
            <text:p>19009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2.0606720224" calcext:value-type="float">
            <text:p>2.0606720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473" calcext:value-type="float">
            <text:p>19473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2.1829795939" calcext:value-type="float">
            <text:p>2.18297959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37" calcext:value-type="float">
            <text:p>19937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1.8445132547" calcext:value-type="float">
            <text:p>1.84451325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401" calcext:value-type="float">
            <text:p>20401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1.9393973734" calcext:value-type="float">
            <text:p>1.93939737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865" calcext:value-type="float">
            <text:p>20865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1.98202056" calcext:value-type="float">
            <text:p>1.98202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329" calcext:value-type="float">
            <text:p>21329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1.9038469244" calcext:value-type="float">
            <text:p>1.9038469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793" calcext:value-type="float">
            <text:p>21793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1.9003706957" calcext:value-type="float">
            <text:p>1.90037069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257" calcext:value-type="float">
            <text:p>22257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1.8246672725" calcext:value-type="float">
            <text:p>1.82466727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721" calcext:value-type="float">
            <text:p>22721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2.1418846107" calcext:value-type="float">
            <text:p>2.1418846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185" calcext:value-type="float">
            <text:p>23185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2.044842635" calcext:value-type="float">
            <text:p>2.044842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638" calcext:value-type="float">
            <text:p>25638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1.8097156532" calcext:value-type="float">
            <text:p>1.8097156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6863" calcext:value-type="float">
            <text:p>26863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2.0179639757" calcext:value-type="float">
            <text:p>2.01796397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327" calcext:value-type="float">
            <text:p>27327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1.9338263578" calcext:value-type="float">
            <text:p>1.93382635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791" calcext:value-type="float">
            <text:p>27791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2.028973452" calcext:value-type="float">
            <text:p>2.0289734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255" calcext:value-type="float">
            <text:p>28255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2.1486865821" calcext:value-type="float">
            <text:p>2.14868658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719" calcext:value-type="float">
            <text:p>28719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2.1275555499" calcext:value-type="float">
            <text:p>2.1275555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183" calcext:value-type="float">
            <text:p>29183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1.8854959427" calcext:value-type="float">
            <text:p>1.88549594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9647" calcext:value-type="float">
            <text:p>29647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1.9488961388" calcext:value-type="float">
            <text:p>1.94889613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111" calcext:value-type="float">
            <text:p>30111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2.1100195777" calcext:value-type="float">
            <text:p>2.11001957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575" calcext:value-type="float">
            <text:p>30575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1.6445643038" calcext:value-type="float">
            <text:p>1.6445643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039" calcext:value-type="float">
            <text:p>31039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1.8206158652" calcext:value-type="float">
            <text:p>1.82061586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503" calcext:value-type="float">
            <text:p>31503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1.8885271441" calcext:value-type="float">
            <text:p>1.88852714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967" calcext:value-type="float">
            <text:p>31967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1.815939628" calcext:value-type="float">
            <text:p>1.815939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431" calcext:value-type="float">
            <text:p>32431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1.9053905157" calcext:value-type="float">
            <text:p>1.90539051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895" calcext:value-type="float">
            <text:p>32895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2.0010893962" calcext:value-type="float">
            <text:p>2.00108939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359" calcext:value-type="float">
            <text:p>33359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1.9054772332" calcext:value-type="float">
            <text:p>1.9054772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3823" calcext:value-type="float">
            <text:p>33823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2.0452838361" calcext:value-type="float">
            <text:p>2.0452838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287" calcext:value-type="float">
            <text:p>34287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1.9032015119" calcext:value-type="float">
            <text:p>1.9032015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751" calcext:value-type="float">
            <text:p>34751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1.9222318444" calcext:value-type="float">
            <text:p>1.92223184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267" calcext:value-type="float">
            <text:p>36267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2.025173312" calcext:value-type="float">
            <text:p>2.0251733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761" calcext:value-type="float">
            <text:p>36761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1.9290949193" calcext:value-type="float">
            <text:p>1.9290949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225" calcext:value-type="float">
            <text:p>37225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2.1201074778" calcext:value-type="float">
            <text:p>2.12010747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689" calcext:value-type="float">
            <text:p>37689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1.957093851" calcext:value-type="float">
            <text:p>1.9570938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153" calcext:value-type="float">
            <text:p>38153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2.0535186051" calcext:value-type="float">
            <text:p>2.0535186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8617" calcext:value-type="float">
            <text:p>38617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1.8568158056" calcext:value-type="float">
            <text:p>1.85681580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081" calcext:value-type="float">
            <text:p>39081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2.1481568834" calcext:value-type="float">
            <text:p>2.14815688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9545" calcext:value-type="float">
            <text:p>39545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1.9595310893" calcext:value-type="float">
            <text:p>1.95953108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009" calcext:value-type="float">
            <text:p>40009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2.0267334819" calcext:value-type="float">
            <text:p>2.02673348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473" calcext:value-type="float">
            <text:p>40473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1.9939197042" calcext:value-type="float">
            <text:p>1.9939197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937" calcext:value-type="float">
            <text:p>40937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2.1293919659" calcext:value-type="float">
            <text:p>2.12939196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401" calcext:value-type="float">
            <text:p>41401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2.0216996273" calcext:value-type="float">
            <text:p>2.02169962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1865" calcext:value-type="float">
            <text:p>41865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2.1565403632" calcext:value-type="float">
            <text:p>2.1565403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329" calcext:value-type="float">
            <text:p>42329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1.9791643621" calcext:value-type="float">
            <text:p>1.97916436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793" calcext:value-type="float">
            <text:p>42793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1.8253736971" calcext:value-type="float">
            <text:p>1.82537369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257" calcext:value-type="float">
            <text:p>43257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1.9192350436" calcext:value-type="float">
            <text:p>1.9192350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3721" calcext:value-type="float">
            <text:p>43721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1.9591918098" calcext:value-type="float">
            <text:p>1.95919180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185" calcext:value-type="float">
            <text:p>44185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2.052190049" calcext:value-type="float">
            <text:p>2.052190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649" calcext:value-type="float">
            <text:p>44649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2.1388009628" calcext:value-type="float">
            <text:p>2.1388009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113" calcext:value-type="float">
            <text:p>45113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1.970860337" calcext:value-type="float">
            <text:p>1.970860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5577" calcext:value-type="float">
            <text:p>45577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1.9195909946" calcext:value-type="float">
            <text:p>1.9195909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6041" calcext:value-type="float">
            <text:p>46041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1.9978376892" calcext:value-type="float">
            <text:p>1.99783768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296" calcext:value-type="float">
            <text:p>48296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1.9987278891" calcext:value-type="float">
            <text:p>1.99872788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21" calcext:value-type="float">
            <text:p>49521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2.0855142431" calcext:value-type="float">
            <text:p>2.0855142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985" calcext:value-type="float">
            <text:p>49985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1.9855217042" calcext:value-type="float">
            <text:p>1.9855217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449" calcext:value-type="float">
            <text:p>50449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.9945443276" calcext:value-type="float">
            <text:p>1.99454432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913" calcext:value-type="float">
            <text:p>50913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1.9255575929" calcext:value-type="float">
            <text:p>1.9255575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377" calcext:value-type="float">
            <text:p>51377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1.8979194967" calcext:value-type="float">
            <text:p>1.8979194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841" calcext:value-type="float">
            <text:p>51841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2.0594729713" calcext:value-type="float">
            <text:p>2.05947297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2305" calcext:value-type="float">
            <text:p>52305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2.0410811699" calcext:value-type="float">
            <text:p>2.04108116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3827" calcext:value-type="float">
            <text:p>53827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2.0263427412" calcext:value-type="float">
            <text:p>2.0263427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293" calcext:value-type="float">
            <text:p>54293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1.9880599631" calcext:value-type="float">
            <text:p>1.98805996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4757" calcext:value-type="float">
            <text:p>54757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1.946904922" calcext:value-type="float">
            <text:p>1.946904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221" calcext:value-type="float">
            <text:p>55221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2.0139422819" calcext:value-type="float">
            <text:p>2.01394228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685" calcext:value-type="float">
            <text:p>55685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1.9629072634" calcext:value-type="float">
            <text:p>1.96290726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149" calcext:value-type="float">
            <text:p>56149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2.1128414101" calcext:value-type="float">
            <text:p>2.1128414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613" calcext:value-type="float">
            <text:p>56613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2.0405911905" calcext:value-type="float">
            <text:p>2.04059119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077" calcext:value-type="float">
            <text:p>57077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2.0749481934" calcext:value-type="float">
            <text:p>2.07494819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541" calcext:value-type="float">
            <text:p>57541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2.0541171064" calcext:value-type="float">
            <text:p>2.05411710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005" calcext:value-type="float">
            <text:p>58005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2.0050758814" calcext:value-type="float">
            <text:p>2.0050758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469" calcext:value-type="float">
            <text:p>58469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2.1901557969" calcext:value-type="float">
            <text:p>2.1901557969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2:23:12.615906029</dc:date>
    <meta:editing-duration>PT40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95cm" svg:y="0.315cm" chart:style-name="ch2">
          <text:p>Avg(avg) energy generation</text:p>
        </chart:title>
        <chart:subtitle svg:x="5.375cm" svg:y="1.286cm" chart:style-name="ch3">
          <text:p>system overview-hidden alert</text:p>
        </chart:subtitle>
        <chart:legend chart:legend-position="end" svg:x="13.114cm" svg:y="3.925cm" style:legend-expansion="high" chart:style-name="ch4"/>
        <chart:plot-area chart:style-name="ch5" table:cell-range-address="avg_avg.C1:avg_avg.E100" chart:data-source-has-labels="row" svg:x="0.32cm" svg:y="2.153cm" svg:width="12.474cm" svg:height="6.667cm">
          <chartooo:coordinate-region svg:x="0.783cm" svg:y="2.366cm" svg:width="11.692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avg.D1:avg_avg.D100" loext:label-string="avgavg" chart:class="chart:scatter">
            <chart:domain table:cell-range-address="avg_avg.C1:avg_avg.C100"/>
            <chart:data-point chart:repeated="100"/>
          </chart:series>
          <chart:series chart:style-name="ch9" chart:values-cell-range-address="avg_avg.E1:avg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avg.C1:avg_avg.C100</svg:desc>
                </draw:g>
              </table:table-cell>
              <table:table-cell office:value-type="float" office:value="1.8809018525">
                <text:p>1.8809018525</text:p>
                <draw:g>
                  <svg:desc>avg_avg.D1:avg_avg.D100</svg:desc>
                </draw:g>
              </table:table-cell>
              <table:table-cell office:value-type="float" office:value="5">
                <text:p>5</text:p>
                <draw:g>
                  <svg:desc>avg_avg.E1:avg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2.028929794">
                <text:p>2.028929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1.9322108081">
                <text:p>1.93221080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2.0905805757">
                <text:p>2.09058057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2.2606105351">
                <text:p>2.2606105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2.145370374">
                <text:p>2.145370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2.0869043469">
                <text:p>2.0869043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1.9806211274">
                <text:p>1.9806211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1.9576170252">
                <text:p>1.9576170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2.0308083734">
                <text:p>2.0308083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1.9335791873">
                <text:p>1.9335791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1.8110449859">
                <text:p>1.81104498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1.8767006794">
                <text:p>1.87670067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1.8103493133">
                <text:p>1.8103493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1.9594731324">
                <text:p>1.95947313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2.1978407499">
                <text:p>2.1978407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1.7838150344">
                <text:p>1.7838150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1.7802959367">
                <text:p>1.78029593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1.6809357784">
                <text:p>1.6809357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.9107783002">
                <text:p>1.9107783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1.8362902889">
                <text:p>1.83629028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2.1800440661">
                <text:p>2.1800440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1.9504071504">
                <text:p>1.95040715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1.9555640874">
                <text:p>1.9555640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1.9086511083">
                <text:p>1.90865110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.9780898445">
                <text:p>1.9780898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1.8948804514">
                <text:p>1.8948804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2.0533023928">
                <text:p>2.0533023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1.9916876566">
                <text:p>1.9916876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1.8261494574">
                <text:p>1.82614945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2.0606720224">
                <text:p>2.0606720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2.1829795939">
                <text:p>2.18297959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1.8445132547">
                <text:p>1.8445132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1.9393973734">
                <text:p>1.9393973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1.98202056">
                <text:p>1.98202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1.9038469244">
                <text:p>1.9038469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1.9003706957">
                <text:p>1.90037069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1.8246672725">
                <text:p>1.8246672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2.1418846107">
                <text:p>2.1418846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2.044842635">
                <text:p>2.0448426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1.8097156532">
                <text:p>1.8097156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2.0179639757">
                <text:p>2.01796397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1.9338263578">
                <text:p>1.9338263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2.028973452">
                <text:p>2.028973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2.1486865821">
                <text:p>2.14868658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2.1275555499">
                <text:p>2.1275555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1.8854959427">
                <text:p>1.8854959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1.9488961388">
                <text:p>1.94889613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2.1100195777">
                <text:p>2.1100195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.6445643038">
                <text:p>1.6445643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1.8206158652">
                <text:p>1.8206158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1.8885271441">
                <text:p>1.8885271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1.815939628">
                <text:p>1.815939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.9053905157">
                <text:p>1.9053905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2.0010893962">
                <text:p>2.00108939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1.9054772332">
                <text:p>1.9054772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2.0452838361">
                <text:p>2.0452838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1.9032015119">
                <text:p>1.9032015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1.9222318444">
                <text:p>1.9222318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2.025173312">
                <text:p>2.025173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1.9290949193">
                <text:p>1.92909491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2.1201074778">
                <text:p>2.1201074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1.957093851">
                <text:p>1.9570938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2.0535186051">
                <text:p>2.05351860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1.8568158056">
                <text:p>1.8568158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2.1481568834">
                <text:p>2.14815688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1.9595310893">
                <text:p>1.95953108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2.0267334819">
                <text:p>2.0267334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1.9939197042">
                <text:p>1.99391970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2.1293919659">
                <text:p>2.1293919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2.0216996273">
                <text:p>2.0216996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2.1565403632">
                <text:p>2.156540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.9791643621">
                <text:p>1.9791643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1.8253736971">
                <text:p>1.8253736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1.9192350436">
                <text:p>1.9192350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1.9591918098">
                <text:p>1.95919180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2.052190049">
                <text:p>2.0521900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2.1388009628">
                <text:p>2.1388009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1.970860337">
                <text:p>1.970860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1.9195909946">
                <text:p>1.9195909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1.9978376892">
                <text:p>1.9978376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.9987278891">
                <text:p>1.99872788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2.0855142431">
                <text:p>2.08551424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1.9855217042">
                <text:p>1.98552170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.9945443276">
                <text:p>1.9945443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1.9255575929">
                <text:p>1.92555759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1.8979194967">
                <text:p>1.89791949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2.0594729713">
                <text:p>2.05947297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2.0410811699">
                <text:p>2.04108116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2.0263427412">
                <text:p>2.0263427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1.9880599631">
                <text:p>1.98805996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1.946904922">
                <text:p>1.9469049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2.0139422819">
                <text:p>2.0139422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1.9629072634">
                <text:p>1.9629072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2.1128414101">
                <text:p>2.1128414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2.0405911905">
                <text:p>2.04059119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2.0749481934">
                <text:p>2.0749481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2.0541171064">
                <text:p>2.05411710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2.0050758814">
                <text:p>2.0050758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2.1901557969">
                <text:p>2.190155796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